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FreeMono"/>
    </style:style>
    <style:style style:name="P3" style:family="paragraph">
      <style:paragraph-properties fo:margin-top="0.5cm" fo:margin-bottom="0cm"/>
    </style:style>
    <style:style style:name="T1" style:family="text">
      <style:text-properties style:text-position="super 58%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ripture as Graph Proof of Concep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y Mark Howe</text:p>
            <text:p>July 21<text:span text:style-name="T1">st</text:span>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wo Loosely-Coupled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Peer to Peer Syncing</text:p>
                <text:list>
                  <text:list-item>
                    <text:list>
                      <text:list-item>
                        <text:p>Assumes GunDB</text:p>
                      </text:list-item>
                    </text:list>
                    <text:p/>
                  </text:list-item>
                </text:list>
              </text:list-item>
              <text:list-item>
                <text:p>Token/Graph Representation of Scripture</text:p>
                <text:list>
                  <text:list-item>
                    <text:list>
                      <text:list-item>
                        <text:p>Could use something like GunD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unDB for Tokenized Docu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xtremely Stateful!</text:p>
              </text:list-item>
              <text:list-item>
                <text:p>Limited Storage on Client (5Mb?)</text:p>
              </text:list-item>
              <text:list-item>
                <text:p>Integrity issues with lots of tokens:</text:p>
                <text:list>
                  <text:list-item>
                    <text:list>
                      <text:list-item>
                        <text:p>Timeouts due to blocking main node thread<text:tab/><text:tab/></text:p>
                      </text:list-item>
                      <text:list-item>
                        <text:p>Requires rewriting “Every Loop in GunDB”</text:p>
                      </text:list-item>
                      <text:list-item>
                        <text:p>No timescale for doing this</text:p>
                      </text:list-item>
                      <text:list-item>
                        <text:p>May not address scalability issues</text:p>
                      </text:list-item>
                      <text:list-item>
                        <text:p>Limited documentation on, eg, scalability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ilding a Grap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rotoTokens</text:p>
              </text:list-item>
              <text:list-item>
                <text:p>Smart Tokens</text:p>
              </text:list-item>
              <text:list-item>
                <text:p>Looku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o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 text:c="12"/>[</text:p>
            <text:p><text:s text:c="16"/>"cv",</text:p>
            <text:p><text:s text:c="16"/>"([\\r\\n]*\\\\[cv][ \\t]\\d+[ \\t\\r\\n]*)",</text:p>
            <text:p><text:s text:c="16"/>"[\\r\\n]*\\\\([cv])[ \\t](\\d+)[ \\t\\r\\n]*"</text:p>
            <text:p><text:s text:c="12"/>],</text:p>
            <text:p><text:s text:c="12"/>[</text:p>
            <text:p><text:s text:c="16"/>"attribute",</text:p>
            <text:p><text:s text:c="16"/>"(\\|?[A-Za-z0-9\\-]+=\"[^\"]+\"[ \\t]?)",</text:p>
            <text:p><text:s text:c="16"/>"\\|?([A-Za-z0-9\\-]+)=\"([^\"]+)\"[ \\t]?"</text:p>
            <text:p><text:s text:c="12"/>],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tored as objects, accessed by tokenID</text:p>
              </text:list-item>
              <text:list-item>
                <text:p>Linked lists for</text:p>
                <text:list>
                  <text:list-item>
                    <text:list>
                      <text:list-item>
                        <text:p>Body</text:p>
                      </text:list-item>
                      <text:list-item>
                        <text:p>Header</text:p>
                      </text:list-item>
                      <text:list-item>
                        <text:p>Heading</text:p>
                      </text:list-item>
                      <text:list-item>
                        <text:p>REM</text:p>
                      </text:list-item>
                      <text:list-item>
                        <text:p>Note</text:p>
                      </text:list-item>
                    </text:list>
                  </text:list-item>
                </text:list>
              </text:list-item>
              <text:list-item>
                <text:p>(Ignore attributes for now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Reconstruct text backwards</text:p>
              </text:list-item>
              <text:list-item>
                <text:p>Lookups (start/end):</text:p>
                <text:list>
                  <text:list-item>
                    <text:list>
                      <text:list-item>
                        <text:p>Paragraphs</text:p>
                      </text:list-item>
                      <text:list-item>
                        <text:p>chapter/verse</text:p>
                      </text:list-item>
                      <text:list-item>
                        <text:p>Span and word-level markup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mart 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Words</text:p>
              </text:list-item>
              <text:list-item>
                <text:p>Paras</text:p>
              </text:list-item>
              <text:list-item>
                <text:p>(Strongs, span markup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Data S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nglish</text:p>
                <text:list>
                  <text:list-item>
                    <text:list>
                      <text:list-item>
                        <text:p>ULT</text:p>
                      </text:list-item>
                      <text:list-item>
                        <text:p>WEB</text:p>
                      </text:list-item>
                    </text:list>
                  </text:list-item>
                </text:list>
              </text:list-item>
              <text:list-item>
                <text:p>French</text:p>
                <text:list>
                  <text:list-item>
                    <text:list>
                      <text:list-item>
                        <text:p>LSG</text:p>
                      </text:list-item>
                    </text:list>
                  </text:list-item>
                </text:list>
                <text:p>(Error in ULT NEH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 Utilit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2"><text:span text:style-name="T2">node sag.js sag_usfm/eng/ult/psa.usfm verse 119 105</text:span></text:p>
            <text:p text:style-name="P2"><text:span text:style-name="T3">Init in 3228 msec</text:span></text:p>
            <text:p text:style-name="P2"><text:span text:style-name="T3"/></text:p>
            <text:p text:style-name="P2"><text:span text:style-name="T3">TEXT FOR ONE VERSE</text:span></text:p>
            <text:p text:style-name="P2"><text:span text:style-name="T3">Your word is a lamp to my feet and a light for my path.</text:span></text:p>
            <text:p text:style-name="P2"><text:span text:style-name="T3"/></text:p>
            <text:p text:style-name="P2"><text:span text:style-name="T3">Query in 2 msec</text:span></text:p>
            <text:p text:style-name="P2"><text:span text:style-name="T3">60 Mb used after que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de Serv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2 Endpoints:</text:p>
                <text:list>
                  <text:list-item>
                    <text:list>
                      <text:list-item>
                        <text:p>Available content (nested objects, grep’d from directory)</text:p>
                      </text:list-item>
                      <text:list-item>
                        <text:p>Doc as USFM</text:p>
                      </text:list-item>
                    </text:list>
                  </text:list-item>
                </text:list>
                <text:p/>
              </text:list-item>
              <text:list-item>
                <text:p>Running on port 400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 Cli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Bootstrap</text:p>
                <text:p/>
              </text:list-item>
              <text:list-item>
                <text:p>Running on port 300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tions for Future Wo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Better Parsing</text:p>
              </text:list-item>
            </text:list>
            <text:list text:style-name="L5">
              <text:list-item>
                <text:p text:style-name="P3">Better Model</text:p>
              </text:list-item>
            </text:list>
            <text:list text:style-name="L4">
              <text:list-item>
                <text:p>Better System Archite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tter Par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ptimize</text:p>
                <text:list>
                  <text:list-item>
                    <text:list>
                      <text:list-item>
                        <text:p>Leaner Regexes</text:p>
                      </text:list-item>
                      <text:list-item>
                        <text:p>Real Pointers</text:p>
                      </text:list-item>
                    </text:list>
                  </text:list-item>
                </text:list>
              </text:list-item>
              <text:list-item>
                <text:p>Handle Attributes</text:p>
              </text:list-item>
              <text:list-item>
                <text:p>More Careful Tag Handling</text:p>
                <text:list>
                  <text:list-item>
                    <text:list>
                      <text:list-item>
                        <text:p>Mileston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">Error Handling/Valid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tter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3">Smarter Tokens</text:p>
              </text:list-item>
              <text:list-item>
                <text:p text:style-name="P3">Translation-level Representation</text:p>
              </text:list-item>
              <text:list-item>
                <text:p text:style-name="P3">Class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tter Archite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erialized Representation of Tokens</text:p>
              </text:list-item>
              <text:list-item>
                <text:p>Tokenize on Server</text:p>
              </text:list-item>
              <text:list-item>
                <text:p>Parse on Demand?</text:p>
                <text:list>
                  <text:list-item>
                    <text:list>
                      <text:list-item>
                        <text:p>Tree Bloat</text:p>
                      </text:list-item>
                    </text:list>
                  </text:list-item>
                </text:list>
              </text:list-item>
              <text:list-item>
                <text:p>Use Document DB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4:18:28.246098959</meta:creation-date>
    <dc:date>2020-07-21T14:52:15.381291914</dc:date>
    <meta:editing-duration>PT3M37S</meta:editing-duration>
    <meta:editing-cycles>1</meta:editing-cycles>
    <meta:document-statistic meta:object-count="85"/>
    <meta:generator>LibreOffice/6.4.4.2$Linux_X86_64 LibreOffice_project/40$Build-2</meta:generator>
  </office:meta>
</office:document-meta>
</file>